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>
        <style:tab-stops>
          <style:tab-stop style:position="0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Heading">
      <style:paragraph-properties fo:text-align="center" style:justify-single-word="false"/>
      <style:text-properties fo:color="#ff6600" fo:font-size="22pt" fo:font-weight="bold" style:font-size-asian="22pt" style:font-weight-asian="bold" style:font-size-complex="22pt" style:font-weight-complex="bold"/>
    </style:style>
    <style:style style:name="P4" style:family="paragraph" style:parent-style-name="Heading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fo:font-weight="normal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11" style:family="paragraph" style:parent-style-name="Text_20_body" style:list-style-name="L1"/>
    <style:style style:name="P1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2">
      <style:text-properties fo:font-weight="normal" style:font-weight-asian="normal" style:font-weight-complex="normal"/>
    </style:style>
    <style:style style:name="P15" style:family="paragraph" style:parent-style-name="Heading_20_2">
      <style:paragraph-properties fo:break-before="page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/>
      <text:p text:style-name="P5"/>
      <text:p text:style-name="P5"/>
      <text:p text:style-name="P3">AitalvivemBot</text:p>
      <text:p text:style-name="P4">Documentation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table-of-content text:style-name="Sect1" text:protected="true" text:name="Table des matière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Contents_20_Heading">Table of contents</text:p>
          </text:index-title>
          <text:p text:style-name="P7">Introduction<text:tab/>2</text:p>
          <text:p text:style-name="P7">Notice<text:tab/>2</text:p>
          <text:p text:style-name="P8">prerequisite<text:tab/>2</text:p>
          <text:p text:style-name="P8">Start<text:tab/>2</text:p>
          <text:p text:style-name="P7">Functions description<text:tab/>3</text:p>
          <text:p text:style-name="P8">setCo<text:tab/>3</text:p>
          <text:p text:style-name="P8">coApi<text:tab/>3</text:p>
          <text:p text:style-name="P8">chercheLex<text:tab/>3</text:p>
          <text:p text:style-name="P8">createLex<text:tab/>3</text:p>
          <text:p text:style-name="P8">createForm<text:tab/>3</text:p>
          <text:p text:style-name="P8">SetClaim<text:tab/>3</text:p>
          <text:p text:style-name="P8">getLex<text:tab/>4</text:p>
          <text:p text:style-name="P8">getQidCat<text:tab/>4</text:p>
          <text:p text:style-name="P7">Files description<text:tab/>5</text:p>
          <text:p text:style-name="P8">Example<text:tab/>5</text:p>
          <text:p text:style-name="P7">Known issues<text:tab/>7</text:p>
          <text:p text:style-name="P8">Lexemes recently created can not be found<text:tab/>7</text:p>
        </text:index-body>
      </text:table-of-content>
      <text:p text:style-name="P5"/>
      <text:h text:style-name="P13" text:outline-level="1">Introduction</text:h>
      <text:p text:style-name="P6"><text:tab/>AitalvivemBot is a bot made to transfer lexicograficals data into the Wikidata knowledge database. The bot is composed of two files : main.py which contains the main algorithm and APIfunction.py (placed in the <text:span text:style-name="T2">functionsmain</text:span> folder) which contains all the functions used by the program.</text:p>
      <text:p text:style-name="P6"><text:tab/>The bot works with wikidata framework <text:a xlink:type="simple" xlink:href="https://www.mediawiki.org/wiki/Manual:Pywikibot/Installation/fr" text:style-name="Internet_20_link" text:visited-style-name="Visited_20_Internet_20_Link">pywikibot</text:a>.</text:p>
      <text:h text:style-name="Heading_20_1" text:outline-level="1">Notice</text:h>
      <text:h text:style-name="Heading_20_2" text:outline-level="2">prerequisite</text:h>
      <text:p text:style-name="Text_20_body"><text:tab/>Here is few things you need to install before your start the bot.</text:p>
      <text:p text:style-name="P6"><text:tab/>After dowloading the <text:a xlink:type="simple" xlink:href="https://www.mediawiki.org/wiki/Manual:Pywikibot/Installation/fr" text:style-name="Internet_20_link" text:visited-style-name="Visited_20_Internet_20_Link">pywikibot</text:a> framework, copy and paste main.py and the folder functionsmain inside the <text:span text:style-name="T2">core_stable</text:span> folder of the framework. Then you will need the install python library <text:span text:style-name="T2">lxml</text:span>. And you will need a Wikidata account for your bot.</text:p>
      <text:p text:style-name="Text_20_body"><text:span text:style-name="T2"><text:tab/></text:span><text:span text:style-name="T3">The Bot reads the datas from a xml file, you can find a description of this file in the « </text:span><text:a xlink:type="simple" xlink:href="#5.Présentation des fichiers|outline" text:style-name="Internet_20_link" text:visited-style-name="Visited_20_Internet_20_Link"><text:span text:style-name="T3">File description</text:span></text:a><text:span text:style-name="T3"> » section.</text:span></text:p>
      <text:p text:style-name="Text_20_body"><text:span text:style-name="T3"><text:tab/>To avoid errors please check the </text:span><text:a xlink:type="simple" xlink:href="#6.Problèmes connus|outline" text:style-name="Internet_20_link" text:visited-style-name="Visited_20_Internet_20_Link"><text:span text:style-name="T3">Known issues</text:span></text:a><text:span text:style-name="T3"> section of this document.</text:span></text:p>
      <text:h text:style-name="P14" text:outline-level="2">Start</text:h>
      <text:p text:style-name="P6"><text:tab/>To start the bot please use the following command with the relevant arguments :</text:p>
      <text:p text:style-name="P6"/>
      <text:p text:style-name="P12">cat <text:s/>&lt;file xml&gt; | python main.py &lt;user_name&gt; &lt;password&gt; (&lt;lexeme_only&gt;)</text:p>
      <text:p text:style-name="P10"/>
      <text:p text:style-name="P6">&lt;file xml&gt; : <text:tab/><text:tab/>the path of your xml file</text:p>
      <text:p text:style-name="P6">&lt;user_name&gt; :<text:tab/>the user name of your bots account</text:p>
      <text:p text:style-name="P6">&lt;password&gt; : <text:tab/>the password of your bots account</text:p>
      <text:p text:style-name="P6">&lt;lexeme_only&gt; :<text:tab/>(optional) this argument is used to omit the forms when creating the <text:tab/><text:tab/><text:tab/>lexemes</text:p>
      <text:h text:style-name="P13" text:outline-level="1">Functions description</text:h>
      <text:h text:style-name="Heading_20_2" text:outline-level="2">setCo</text:h>
      <text:p text:style-name="Text_20_body"><text:tab/>This function sets the globals varaibles USER_NAME and USER_PASS containing the informations of the bots account on wikidata.</text:p>
      <text:h text:style-name="Heading_20_2" text:outline-level="2">coApi</text:h>
      <text:p text:style-name="Text_20_body"><text:tab/>This function connects the Bot to a wikidata account, then ask and return a CSRF token.</text:p>
      <text:p text:style-name="Text_20_body"><text:tab/>This function takes as parameter an URL and a Session. </text:p>
      <text:h text:style-name="Heading_20_2" text:outline-level="2">chercheLex</text:h>
      <text:p text:style-name="Text_20_body"><text:tab/>This function searches for a lexeme in the Wikidata knowledge database. If the lexeme is found the function returns the id of the lexeme. Else the function calls the createLex function.</text:p>
      <text:p text:style-name="Text_20_body"><text:tab/>This function takes as parameter a lemma, a language, a lexical category, a dictionary containing the claims of the lexeme and returns the id of a lexeme.</text:p>
      <text:h text:style-name="Heading_20_2" text:outline-level="2">createLex</text:h>
      <text:p text:style-name="Text_20_body"><text:tab/>This function creates a lexeme and return the id. If it is needed the function calls the setDial function.</text:p>
      <text:p text:style-name="Text_20_body"><text:tab/>This function takes as parameter a lemma, a language, a lexical category, a dictionary containing the claims of the lexeme and returns the id of a lexeme.</text:p>
      <text:h text:style-name="Heading_20_2" text:outline-level="2">createForm</text:h>
      <text:p text:style-name="Text_20_body"><text:tab/>This function add a form and a grammatical category to a given lexeme. If it is needed the function calls the setClaim function.</text:p>
      <text:p text:style-name="Text_20_body"><text:tab/>This function takes as parameter a id of a lexeme, a form (string), a listof grammaticals features, a language and a dictionary containing the claims of the form.</text:p>
      <text:h text:style-name="Heading_20_2" text:outline-level="2">SetClaim</text:h>
      <text:p text:style-name="Text_20_body"><text:tab/>This function adds a claim to an item Wikidata (lexeme or form).</text:p>
      <text:p text:style-name="Text_20_body"><text:tab/>This function takes as parameter the id of a form, the id of a property and the id of an item.</text:p>
      <text:h text:style-name="Heading_20_2" text:outline-level="2"/>
      <text:h text:style-name="P15" text:outline-level="2">getLex</text:h>
      <text:p text:style-name="Text_20_body"><text:tab/>This function gets and returns the main data of a lexeme for a given id.</text:p>
      <text:p text:style-name="Text_20_body"><text:tab/>This <text:s/>function takes as parameter the id of a lexeme a returns a dictionary with the id of the lexeme, its lemma, its language and a dictionary of the claims which matches a property (P-id) with a list of items (Q-id).</text:p>
      <text:p text:style-name="Text_20_body"><text:tab/>This function also returns a list with, for each form of the lexeme, <text:s/>an id, a representation, the grammaticals features and a dictionary of the claims.</text:p>
      <text:p text:style-name="Text_20_body"><text:tab/>Structure of the dictionary :</text:p>
      <text:p text:style-name="Text_20_body"><text:tab/>{ <text:line-break/><text:tab/><text:tab/>'idLex' : <text:tab/># id, </text:p>
      <text:p text:style-name="Text_20_body"><text:tab/><text:tab/>'lemme' : <text:tab/># lemma, </text:p>
      <text:p text:style-name="Text_20_body"><text:tab/><text:tab/>'lg' : <text:tab/><text:tab/># language,</text:p>
      <text:p text:style-name="Text_20_body"><text:tab/><text:tab/>'formes ': <text:s/>[<text:tab/># list of the forms</text:p>
      <text:p text:style-name="Text_20_body"><text:tab/><text:tab/><text:tab/>{</text:p>
      <text:p text:style-name="Text_20_body"><text:tab/><text:tab/><text:tab/><text:tab/>'idForm' :<text:tab/><text:tab/># id of the form,</text:p>
      <text:p text:style-name="Text_20_body"><text:tab/><text:tab/><text:tab/><text:tab/>'representation' :<text:tab/># representation of the form,</text:p>
      <text:p text:style-name="Text_20_body"><text:tab/><text:tab/><text:tab/><text:tab/>'catGram' : [ ]<text:tab/><text:tab/># grammatical category of the form</text:p>
      <text:p text:style-name="Text_20_body"><text:tab/><text:tab/><text:tab/><text:tab/>'declaration' : {<text:tab/><text:tab/># claims of the form</text:p>
      <text:p text:style-name="Text_20_body"><text:tab/><text:tab/><text:tab/><text:tab/><text:tab/>'P-id' : ['Q-id', 'Q-id', …],</text:p>
      <text:p text:style-name="Text_20_body"><text:tab/><text:tab/><text:tab/><text:tab/><text:tab/>'P-id' : ['Q-id', 'Q-id', …]</text:p>
      <text:p text:style-name="Text_20_body"><text:tab/><text:tab/><text:tab/><text:tab/>}</text:p>
      <text:p text:style-name="Text_20_body"><text:tab/><text:tab/><text:tab/>}</text:p>
      <text:p text:style-name="Text_20_body"><text:tab/><text:tab/>],</text:p>
      <text:p text:style-name="Text_20_body"><text:tab/><text:tab/>'declaration' : {<text:tab/># claims for the lexeme</text:p>
      <text:p text:style-name="Text_20_body"><text:tab/><text:tab/><text:tab/>'P-id' : ['Q-id', 'Q-id', …],</text:p>
      <text:p text:style-name="Text_20_body"><text:tab/><text:tab/><text:tab/>'P-id' : ['Q-id', 'Q-id', …]</text:p>
      <text:p text:style-name="Text_20_body"><text:tab/><text:tab/>}</text:p>
      <text:p text:style-name="Text_20_body"><text:tab/>}</text:p>
      <text:p text:style-name="Text_20_body"/>
      <text:h text:style-name="Heading_20_2" text:outline-level="2">getQidCat</text:h>
      <text:p text:style-name="Text_20_body"><text:tab/>This function takes as parameter the id of a lexeme and returns the id of the item corresponding to the nature of the lexeme.</text:p>
      <text:h text:style-name="P13" text:outline-level="1">Files description</text:h>
      <text:p text:style-name="Text_20_body">Aitalvivem takes the lexicograficals data form a xml file. Each lexeme is represented by the &lt;form type="lemma" xml:id="lexeme-1"&gt; tags between the &lt;entry&gt; tag.</text:p>
      <text:p text:style-name="Text_20_body">Here is the structure of a lexeme :</text:p>
      <text:list xml:id="list6086543797090799883" text:style-name="L1">
        <text:list-item>
          <text:p text:style-name="P11">a language (code and Q-id)</text:p>
        </text:list-item>
        <text:list-item>
          <text:p text:style-name="P11">a spelling</text:p>
        </text:list-item>
        <text:list-item>
          <text:p text:style-name="P11">a list of claims (P-id and Q-id)</text:p>
        </text:list-item>
        <text:list-item>
          <text:p text:style-name="P11">the forms (&lt;form type="inflected" xml:id="form-1"&gt;) made of :</text:p>
          <text:list>
            <text:list-item>
              <text:p text:style-name="P11">a spelling</text:p>
            </text:list-item>
            <text:list-item>
              <text:p text:style-name="P11">some grammatical features (Q-id)</text:p>
            </text:list-item>
            <text:list-item>
              <text:p text:style-name="P11">a list of claims (P-id and Q-id)</text:p>
            </text:list-item>
          </text:list>
        </text:list-item>
      </text:list>
      <text:h text:style-name="Heading_20_2" text:outline-level="2">Example</text:h>
      <text:p text:style-name="Text_20_body">Lexeme « camin », common noun with two forms (singular and plural) and present in two dialects : « gascon » and « languedocien ».</text:p>
      <text:p text:style-name="Text_20_body"/>
      <text:p text:style-name="Text_20_body">&lt;TEI&gt;</text:p>
      <text:p text:style-name="Text_20_body"><text:tab/>&lt;text&gt;</text:p>
      <text:p text:style-name="Text_20_body"><text:s text:c="2"/><text:tab/><text:tab/>&lt;body&gt;</text:p>
      <text:p text:style-name="Text_20_body"><text:s text:c="2"/><text:tab/><text:tab/><text:tab/>&lt;entry&gt;</text:p>
      <text:p text:style-name="Text_20_body"><text:s text:c="2"/><text:tab/><text:tab/><text:tab/><text:tab/>&lt;form type="lemma" xml:id="lexeme-1"&gt;</text:p>
      <text:p text:style-name="Text_20_body"><text:s text:c="2"/><text:tab/><text:tab/><text:tab/><text:tab/><text:tab/>&lt;lang norm="oc"&gt;Q14185&lt;/lang&gt;</text:p>
      <text:p text:style-name="Text_20_body"><text:s text:c="2"/><text:tab/><text:tab/><text:tab/><text:tab/><text:tab/>&lt;orth&gt;camin&lt;/orth&gt;</text:p>
      <text:p text:style-name="Text_20_body"><text:s text:c="2"/><text:tab/><text:tab/><text:tab/><text:tab/><text:tab/>&lt;pos&gt;Q56753314&lt;/pos&gt;</text:p>
      <text:p text:style-name="Text_20_body"><text:s text:c="2"/><text:tab/><text:tab/><text:tab/><text:tab/><text:tab/>&lt;form type="inflected" xml:id="form-1"&gt;</text:p>
      <text:p text:style-name="Text_20_body"><text:s text:c="2"/><text:tab/><text:tab/><text:tab/><text:tab/><text:tab/><text:tab/>&lt;orth&gt;camin&lt;/orth&gt;</text:p>
      <text:p text:style-name="Text_20_body"><text:s text:c="2"/><text:tab/><text:tab/><text:tab/><text:tab/><text:tab/><text:tab/>&lt;gramGrp&gt;</text:p>
      <text:p text:style-name="Text_20_body"><text:s text:c="2"/><text:tab/><text:tab/><text:tab/><text:tab/><text:tab/><text:tab/><text:tab/>&lt;gram&gt;Q110786&lt;/gram&gt;</text:p>
      <text:p text:style-name="Text_20_body"><text:s text:c="2"/><text:tab/><text:tab/><text:tab/><text:tab/><text:tab/><text:tab/>&lt;/gramGrp&gt;</text:p>
      <text:p text:style-name="Text_20_body"><text:tab/> <text:s/><text:tab/><text:tab/><text:tab/><text:tab/><text:tab/>&lt;listRelation&gt;</text:p>
      <text:p text:style-name="Text_20_body"><text:tab/> <text:s/><text:tab/><text:tab/><text:tab/><text:tab/><text:tab/><text:tab/>&lt;relation name="P276" passive="Q206221"/&gt;</text:p>
      <text:p text:style-name="Text_20_body"><text:tab/> <text:s/><text:tab/><text:tab/><text:tab/><text:tab/><text:tab/><text:tab/>&lt;relation name="P276" passive="Q191085"/&gt;</text:p>
      <text:p text:style-name="Text_20_body"><text:tab/> <text:s/><text:tab/><text:tab/><text:tab/><text:tab/><text:tab/>&lt;/listRelation&gt;</text:p>
      <text:p text:style-name="Text_20_body"><text:soft-page-break/><text:tab/> <text:s/><text:tab/><text:tab/><text:tab/><text:tab/>&lt;/form&gt;</text:p>
      <text:p text:style-name="Text_20_body"><text:s text:c="2"/><text:tab/><text:tab/><text:tab/><text:tab/><text:tab/>&lt;form type="inflected" xml:id="form-2"&gt;</text:p>
      <text:p text:style-name="Text_20_body"><text:s text:c="2"/><text:tab/><text:tab/><text:tab/><text:tab/><text:tab/><text:tab/>&lt;orth&gt;camins&lt;/orth&gt;</text:p>
      <text:p text:style-name="Text_20_body"><text:s text:c="2"/><text:tab/><text:tab/><text:tab/><text:tab/><text:tab/><text:tab/>&lt;gramGrp&gt;</text:p>
      <text:p text:style-name="Text_20_body"><text:s text:c="2"/><text:tab/><text:tab/><text:tab/><text:tab/><text:tab/><text:tab/><text:tab/>&lt;gram&gt;Q146786&lt;/gram&gt;</text:p>
      <text:p text:style-name="Text_20_body"><text:s text:c="2"/><text:tab/><text:tab/><text:tab/><text:tab/><text:tab/><text:tab/>&lt;/gramGrp&gt;</text:p>
      <text:p text:style-name="Text_20_body"><text:tab/> <text:s/><text:tab/><text:tab/><text:tab/><text:tab/><text:tab/>&lt;listRelation&gt;</text:p>
      <text:p text:style-name="Text_20_body"><text:tab/> <text:s/><text:tab/><text:tab/><text:tab/><text:tab/><text:tab/><text:tab/>&lt;relation name="P276" passive="Q206221"/&gt;</text:p>
      <text:p text:style-name="Text_20_body"><text:tab/> <text:s/><text:tab/><text:tab/><text:tab/><text:tab/><text:tab/><text:tab/>&lt;relation name="P276" passive="Q191085"/&gt;</text:p>
      <text:p text:style-name="Text_20_body"><text:tab/> <text:s/><text:tab/><text:tab/><text:tab/><text:tab/><text:tab/>&lt;/listRelation&gt;</text:p>
      <text:p text:style-name="Text_20_body"><text:tab/> <text:s/><text:tab/><text:tab/><text:tab/><text:tab/>&lt;/form&gt;</text:p>
      <text:p text:style-name="Text_20_body"><text:tab/> <text:s/><text:tab/><text:tab/><text:tab/>&lt;/form&gt;</text:p>
      <text:p text:style-name="Text_20_body"><text:tab/> <text:s/><text:tab/><text:tab/>&lt;/entry&gt;</text:p>
      <text:p text:style-name="Text_20_body"><text:tab/> <text:s/><text:tab/>&lt;/body&gt;</text:p>
      <text:p text:style-name="Text_20_body"><text:tab/>&lt;/text&gt;</text:p>
      <text:p text:style-name="Text_20_body">&lt;/TEI&gt;</text:p>
      <text:h text:style-name="P13" text:outline-level="1">Known issues</text:h>
      <text:h text:style-name="Heading_20_2" text:outline-level="2">Lexemes recently created can not be found</text:h>
      <text:p text:style-name="Text_20_body"><text:tab/><text:span text:style-name="T2">Origin </text:span>: When there is an importent traffic on the wikidata website or api, the record of the data can have some latency.</text:p>
      <text:p text:style-name="Text_20_body"><text:tab/><text:span text:style-name="T2">Consequence </text:span>: A lexeme recently created by the bot may not be found immediatly with wbsearchentities. So if we try to add a form to this lexeme the chercheLex function may not find it and may create it once again.</text:p>
      <text:p text:style-name="Text_20_body"><text:tab/><text:span text:style-name="T2">Solution :</text:span> A solution found run the Bot a first time with the lexeme_only argument to create all the lexemes. Then run it again without the lexeme_only argument to add the form. I you do that each will be created and will be found when you add the forms, even if there is som lantec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ff6600" fo:font-size="115%" fo:font-weight="bold" style:font-size-asian="115%" style:font-weight-asian="bold" style:font-size-complex="115%" style:font-weight-complex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2cm" fo:margin-right="0cm" fo:text-indent="-0.76cm" style:auto-text-indent="false" style:page-number="auto">
        <style:tab-stops>
          <style:tab-stop style:position="1cm"/>
        </style:tab-stops>
      </style:paragraph-properties>
      <style:text-properties fo:color="#ff6600" fo:font-size="14pt" fo:font-style="normal" fo:font-weight="normal" style:font-size-asian="14pt" style:font-style-asian="italic" style:font-weight-asian="bold" style:font-size-complex="14pt" style:font-style-complex="italic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color="#ff6600" fo:font-size="16pt" fo:font-weight="bold" style:font-size-asian="16pt" style:font-weight-asian="bold" style:font-size-complex="16pt" style:font-weight-complex="normal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1" fo:font-weight="norm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0cm"/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style:font-name="Arial"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incent Gleizes</text:span><text:tab/><text:tab/><text:span text:style-name="MT1">P. </text:span><text:span text:style-name="MT1"><text:page-number text:select-page="current">7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7-15T12:26:44.62</meta:creation-date>
    <dc:date>2019-07-29T13:47:23.73</dc:date>
    <meta:editing-duration>PT9H3M38S</meta:editing-duration>
    <meta:editing-cycles>68</meta:editing-cycles>
    <meta:generator>OpenOffice/4.1.5$Win32 OpenOffice.org_project/415m1$Build-9789</meta:generator>
    <meta:document-statistic meta:table-count="0" meta:image-count="0" meta:object-count="0" meta:page-count="7" meta:paragraph-count="131" meta:word-count="975" meta:character-count="6073"/>
  </office:meta>
</office:document-meta>
</file>